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3*"/>
    </style:style>
    <style:style style:name="Tabella1.D" style:family="table-column">
      <style:table-column-properties style:column-width="4.251cm" style:rel-column-width="16386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5.667cm" style:rel-column-width="21845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2" style:family="table-row">
      <style:table-row-properties style:min-row-height="2.228cm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4.249cm" style:rel-column-width="16383*"/>
    </style:style>
    <style:style style:name="Tabella3.D" style:family="table-column">
      <style:table-column-properties style:column-width="4.251cm" style:rel-column-width="16386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D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5.667cm" style:rel-column-width="21845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5.667cm" style:rel-column-width="21845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d36c4" officeooo:paragraph-rsid="000c9c5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e840a" officeooo:paragraph-rsid="000c9c5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084d1" officeooo:paragraph-rsid="000c9c5c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30c6e" officeooo:paragraph-rsid="000c9c5c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officeooo:rsid="000d36c4" officeooo:paragraph-rsid="000c9c5c"/>
    </style:style>
    <style:style style:name="P6" style:family="paragraph" style:parent-style-name="Table_20_Contents">
      <style:paragraph-properties fo:text-align="center" style:justify-single-word="false"/>
      <style:text-properties officeooo:rsid="000e840a" officeooo:paragraph-rsid="000c9c5c"/>
    </style:style>
    <style:style style:name="P7" style:family="paragraph" style:parent-style-name="Table_20_Contents">
      <style:paragraph-properties fo:text-align="center" style:justify-single-word="false"/>
      <style:text-properties officeooo:rsid="000f009d" officeooo:paragraph-rsid="000c9c5c"/>
    </style:style>
    <style:style style:name="P8" style:family="paragraph" style:parent-style-name="Table_20_Contents">
      <style:paragraph-properties fo:text-align="center" style:justify-single-word="false"/>
      <style:text-properties officeooo:rsid="001048b4" officeooo:paragraph-rsid="000c9c5c"/>
    </style:style>
    <style:style style:name="P9" style:family="paragraph" style:parent-style-name="Table_20_Contents">
      <style:paragraph-properties fo:text-align="center" style:justify-single-word="false"/>
      <style:text-properties officeooo:rsid="001084d1" officeooo:paragraph-rsid="000c9c5c"/>
    </style:style>
    <style:style style:name="P10" style:family="paragraph" style:parent-style-name="Table_20_Contents">
      <style:paragraph-properties fo:text-align="center" style:justify-single-word="false"/>
      <style:text-properties officeooo:rsid="00130c6e" officeooo:paragraph-rsid="000c9c5c"/>
    </style:style>
    <style:style style:name="P11" style:family="paragraph" style:parent-style-name="Table_20_Contents">
      <style:paragraph-properties fo:text-align="center" style:justify-single-word="false"/>
      <style:text-properties officeooo:rsid="0013ada9" officeooo:paragraph-rsid="000c9c5c"/>
    </style:style>
    <style:style style:name="P12" style:family="paragraph" style:parent-style-name="Table_20_Contents">
      <style:paragraph-properties fo:text-align="center" style:justify-single-word="false"/>
      <style:text-properties fo:font-size="12pt" fo:font-weight="bold" officeooo:rsid="00175e0c" officeooo:paragraph-rsid="000c9c5c" style:font-size-asian="10.5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normal" officeooo:rsid="001b582c" officeooo:paragraph-rsid="000c9c5c" style:font-size-asian="10.5pt" style:font-weight-asian="normal" style:font-size-complex="12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font-size="12pt" fo:font-weight="normal" officeooo:rsid="001eced4" officeooo:paragraph-rsid="000c9c5c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size="12pt" fo:font-weight="normal" officeooo:rsid="001b86e8" officeooo:paragraph-rsid="000c9c5c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0d36c4" officeooo:paragraph-rsid="000c9c5c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0d36c4" officeooo:paragraph-rsid="000c9c5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1084d1" officeooo:paragraph-rsid="000c9c5c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weight="bold" officeooo:rsid="00130c6e" officeooo:paragraph-rsid="000c9c5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d36c4" officeooo:paragraph-rsid="000c9c5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e840a" officeooo:paragraph-rsid="000c9c5c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bold" officeooo:rsid="00175e0c" officeooo:paragraph-rsid="000c9c5c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75e0c" officeooo:paragraph-rsid="000c9c5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a08e2" officeooo:paragraph-rsid="000c9c5c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71c12" officeooo:paragraph-rsid="000c9c5c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rsid="000d36c4" officeooo:paragraph-rsid="000c9c5c" style:font-weight-asian="bold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04c0c" officeooo:paragraph-rsid="00104c0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text-shadow="none" style:text-underline-style="solid" style:text-underline-width="auto" style:text-underline-color="font-color" fo:font-weight="bold" officeooo:rsid="00104c0c" officeooo:paragraph-rsid="00104c0c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d60" officeooo:paragraph-rsid="00120d60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0d60" officeooo:paragraph-rsid="0016003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8ce06" officeooo:paragraph-rsid="0028ce06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a7ac5" officeooo:paragraph-rsid="002a7ac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07e3" officeooo:paragraph-rsid="002d07e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d9c4b" officeooo:paragraph-rsid="002d9c4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d60" officeooo:paragraph-rsid="00120d60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style:text-underline-style="none" fo:font-weight="bold" officeooo:rsid="00120d60" officeooo:paragraph-rsid="0016003d" style:font-size-asian="10.5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2pt" style:text-underline-style="none" fo:font-weight="bold" officeooo:rsid="001f9bd4" officeooo:paragraph-rsid="001f9bd4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style:text-underline-style="none" fo:font-weight="bold" officeooo:rsid="0028ce06" officeooo:paragraph-rsid="0028ce06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style:text-underline-style="none" fo:font-weight="bold" officeooo:rsid="002d07e3" officeooo:paragraph-rsid="002d07e3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center" style:justify-single-word="false"/>
      <style:text-properties fo:font-size="18pt" fo:text-shadow="1pt 1pt" style:text-underline-style="none" fo:font-weight="bold" officeooo:rsid="000c03fc" officeooo:paragraph-rsid="000c03fc" style:font-size-asian="18pt" style:font-weight-asian="bold" style:font-size-complex="18pt" style:font-weight-complex="bold"/>
    </style:style>
    <style:style style:name="T1" style:family="text">
      <style:text-properties officeooo:rsid="001c1af1"/>
    </style:style>
    <style:style style:name="T2" style:family="text">
      <style:text-properties officeooo:rsid="001dae46"/>
    </style:style>
    <style:style style:name="T3" style:family="text">
      <style:text-properties officeooo:rsid="001eced4"/>
    </style:style>
    <style:style style:name="T4" style:family="text">
      <style:text-properties officeooo:rsid="000e8e7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7f6a" style:font-weight-asian="normal" style:font-weight-complex="normal"/>
    </style:style>
    <style:style style:name="T7" style:family="text">
      <style:text-properties fo:font-weight="normal" officeooo:rsid="0016003d" style:font-weight-asian="normal" style:font-weight-complex="normal"/>
    </style:style>
    <style:style style:name="T8" style:family="text">
      <style:text-properties fo:font-weight="normal" officeooo:rsid="001664e4" style:font-weight-asian="normal" style:font-weight-complex="normal"/>
    </style:style>
    <style:style style:name="T9" style:family="text">
      <style:text-properties fo:font-weight="normal" officeooo:rsid="0016b718" style:font-weight-asian="normal" style:font-weight-complex="normal"/>
    </style:style>
    <style:style style:name="T10" style:family="text">
      <style:text-properties fo:font-weight="normal" officeooo:rsid="001877c4" style:font-weight-asian="normal" style:font-weight-complex="normal"/>
    </style:style>
    <style:style style:name="T11" style:family="text">
      <style:text-properties fo:font-weight="normal" officeooo:rsid="00192d9f" style:font-weight-asian="normal" style:font-weight-complex="normal"/>
    </style:style>
    <style:style style:name="T12" style:family="text">
      <style:text-properties fo:font-weight="normal" officeooo:rsid="001a81d7" style:font-weight-asian="normal" style:font-weight-complex="normal"/>
    </style:style>
    <style:style style:name="T13" style:family="text">
      <style:text-properties fo:font-weight="normal" officeooo:rsid="00220a91" style:font-weight-asian="normal" style:font-weight-complex="normal"/>
    </style:style>
    <style:style style:name="T14" style:family="text">
      <style:text-properties fo:font-weight="normal" officeooo:rsid="00230b5a" style:font-weight-asian="normal" style:font-weight-complex="normal"/>
    </style:style>
    <style:style style:name="T15" style:family="text">
      <style:text-properties fo:font-weight="normal" officeooo:rsid="00257d58" style:font-weight-asian="normal" style:font-weight-complex="normal"/>
    </style:style>
    <style:style style:name="T16" style:family="text">
      <style:text-properties fo:font-weight="normal" officeooo:rsid="0025daaf" style:font-weight-asian="normal" style:font-weight-complex="normal"/>
    </style:style>
    <style:style style:name="T17" style:family="text">
      <style:text-properties fo:font-weight="normal" officeooo:rsid="00269818" style:font-weight-asian="normal" style:font-weight-complex="normal"/>
    </style:style>
    <style:style style:name="T18" style:family="text">
      <style:text-properties fo:font-weight="normal" officeooo:rsid="0027d433" style:font-weight-asian="normal" style:font-weight-complex="normal"/>
    </style:style>
    <style:style style:name="T19" style:family="text">
      <style:text-properties fo:font-weight="normal" officeooo:rsid="0028b5a4" style:font-weight-asian="normal" style:font-weight-complex="normal"/>
    </style:style>
    <style:style style:name="T20" style:family="text">
      <style:text-properties fo:font-weight="normal" officeooo:rsid="0028b6e5" style:font-weight-asian="normal" style:font-weight-complex="normal"/>
    </style:style>
    <style:style style:name="T21" style:family="text">
      <style:text-properties fo:font-weight="normal" officeooo:rsid="0028c4bd" style:font-weight-asian="normal" style:font-weight-complex="normal"/>
    </style:style>
    <style:style style:name="T22" style:family="text">
      <style:text-properties officeooo:rsid="00147f6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220a91"/>
    </style:style>
    <style:style style:name="T25" style:family="text">
      <style:text-properties officeooo:rsid="0028c4bd"/>
    </style:style>
    <style:style style:name="T26" style:family="text">
      <style:text-properties officeooo:rsid="002a7ac5"/>
    </style:style>
    <style:style style:name="T27" style:family="text">
      <style:text-properties officeooo:rsid="002b7a24"/>
    </style:style>
    <style:style style:name="T28" style:family="text">
      <style:text-properties officeooo:rsid="002d07e3"/>
    </style:style>
    <style:style style:name="T29" style:family="text">
      <style:text-properties officeooo:rsid="002e41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ISK LIST</text:p>
      <text:p text:style-name="P16"/>
      <text:p text:style-name="P16"/>
      <text:p text:style-name="P26"/>
      <text:p text:style-name="P16"/>
      <text:p text:style-name="P25">VERSIONE</text:p>
      <text:p text:style-name="P25"/>
      <text:p text:style-name="P25"/>
      <text:p text:style-name="P20"/>
      <text:p text:style-name="P21">Lista destinatari:</text:p>
      <table:table table:name="Tabella1" table:style-name="Tabella1">
        <table:table-column table:style-name="Tabella1.A" table:number-columns-repeated="3"/>
        <table:table-column table:style-name="Tabella1.D"/>
        <table:table-row>
          <table:table-cell table:style-name="Tabella1.A1" office:value-type="string">
            <text:p text:style-name="P1">Copia</text:p>
          </table:table-cell>
          <table:table-cell table:style-name="Tabella1.A1" office:value-type="string">
            <text:p text:style-name="P1">Persona</text:p>
          </table:table-cell>
          <table:table-cell table:style-name="Tabella1.A1" office:value-type="string">
            <text:p text:style-name="P1">Organizzazione</text:p>
          </table:table-cell>
          <table:table-cell table:style-name="Tabella1.D1" office:value-type="string">
            <text:p text:style-name="P1">Data</text:p>
          </table:table-cell>
        </table:table-row>
        <table:table-row>
          <table:table-cell table:style-name="Tabella1.A2" office:value-type="string">
            <text:p text:style-name="P5">1</text:p>
          </table:table-cell>
          <table:table-cell table:style-name="Tabella1.A2" office:value-type="string">
            <text:p text:style-name="P5">Prof. Claudio Tomazzoli</text:p>
          </table:table-cell>
          <table:table-cell table:style-name="Tabella1.A2" office:value-type="string">
            <text:p text:style-name="P5">Università degli studi di Verona</text:p>
          </table:table-cell>
          <table:table-cell table:style-name="Tabella1.D2" office:value-type="string">
            <text:p text:style-name="P5">1<text:span text:style-name="T1">0</text:span>.0<text:span text:style-name="T1">5</text:span>.2015</text:p>
          </table:table-cell>
        </table:table-row>
      </table:table>
      <text:p text:style-name="P17"/>
      <text:p text:style-name="P17"/>
      <table:table table:name="Tabella2" table:style-name="Tabella2">
        <table:table-column table:style-name="Tabella2.A" table:number-columns-repeated="3"/>
        <table:table-row>
          <table:table-cell table:style-name="Tabella2.A1" office:value-type="string">
            <text:p text:style-name="P2">Azione</text:p>
          </table:table-cell>
          <table:table-cell table:style-name="Tabella2.A1" office:value-type="string">
            <text:p text:style-name="P2">Persona</text:p>
          </table:table-cell>
          <table:table-cell table:style-name="Tabella2.C1" office:value-type="string">
            <text:p text:style-name="P2">Data</text:p>
          </table:table-cell>
        </table:table-row>
        <table:table-row table:style-name="Tabella2.2">
          <table:table-cell table:style-name="Tabella2.A2" office:value-type="string">
            <text:p text:style-name="P6">Redatto da</text:p>
          </table:table-cell>
          <table:table-cell table:style-name="Tabella2.A2" office:value-type="string">
            <text:p text:style-name="P6">Federico Bianchi</text:p>
            <text:p text:style-name="P6">Matteo Olivato</text:p>
          </table:table-cell>
          <table:table-cell table:style-name="Tabella2.C2" office:value-type="string">
            <text:p text:style-name="P5">1<text:span text:style-name="T1">0</text:span>.0<text:span text:style-name="T1">5</text:span>.2015</text:p>
          </table:table-cell>
        </table:table-row>
        <table:table-row table:style-name="Tabella2.2">
          <table:table-cell table:style-name="Tabella2.A2" office:value-type="string">
            <text:p text:style-name="P7">Approvato da</text:p>
          </table:table-cell>
          <table:table-cell table:style-name="Tabella2.A2" office:value-type="string">
            <text:p text:style-name="P8">Prof. Claudio Tomazzoli</text:p>
          </table:table-cell>
          <table:table-cell table:style-name="Tabella2.C2" office:value-type="string">
            <text:p text:style-name="P5">1<text:span text:style-name="T1">0</text:span>.0<text:span text:style-name="T1">5</text:span>.2015</text:p>
          </table:table-cell>
        </table:table-row>
      </table:table>
      <text:p text:style-name="P17"/>
      <text:p text:style-name="P17"/>
      <text:p text:style-name="P17"/>
      <text:p text:style-name="P17"/>
      <text:p text:style-name="P18">Versione Documento:</text:p>
      <table:table table:name="Tabella3" table:style-name="Tabella3">
        <table:table-column table:style-name="Tabella3.A" table:number-columns-repeated="3"/>
        <table:table-column table:style-name="Tabella3.D"/>
        <table:table-row>
          <table:table-cell table:style-name="Tabella3.A1" office:value-type="string">
            <text:p text:style-name="P3">Versione</text:p>
          </table:table-cell>
          <table:table-cell table:style-name="Tabella3.A1" office:value-type="string">
            <text:p text:style-name="P3">Autore</text:p>
          </table:table-cell>
          <table:table-cell table:style-name="Tabella3.A1" office:value-type="string">
            <text:p text:style-name="P3">Note</text:p>
          </table:table-cell>
          <table:table-cell table:style-name="Tabella3.D1" office:value-type="string">
            <text:p text:style-name="P3">Data</text:p>
          </table:table-cell>
        </table:table-row>
        <table:table-row>
          <table:table-cell table:style-name="Tabella3.A2" office:value-type="string">
            <text:p text:style-name="P9">1.0</text:p>
          </table:table-cell>
          <table:table-cell table:style-name="Tabella3.A2" office:value-type="string">
            <text:p text:style-name="P9">Matteo Olivato</text:p>
            <text:p text:style-name="P9">Federico Bianchi</text:p>
          </table:table-cell>
          <table:table-cell table:style-name="Tabella3.A2" office:value-type="string">
            <text:p text:style-name="P9">Stesura iniziale</text:p>
          </table:table-cell>
          <table:table-cell table:style-name="Tabella3.D2" office:value-type="string">
            <text:p text:style-name="P5">1<text:span text:style-name="T2">0</text:span>.0<text:span text:style-name="T2">5</text:span>.2015</text:p>
          </table:table-cell>
        </table:table-row>
      </table:table>
      <text:p text:style-name="P18"/>
      <text:p text:style-name="P18"/>
      <text:p text:style-name="P18"/>
      <text:p text:style-name="P18"/>
      <text:p text:style-name="P19">Supporto Documento:</text:p>
      <table:table table:name="Tabella4" table:style-name="Tabella4">
        <table:table-column table:style-name="Tabella4.A" table:number-columns-repeated="3"/>
        <table:table-row>
          <table:table-cell table:style-name="Tabella4.A1" office:value-type="string">
            <text:p text:style-name="P4">Nome file</text:p>
          </table:table-cell>
          <table:table-cell table:style-name="Tabella4.A1" office:value-type="string">
            <text:p text:style-name="P4">Tipo file</text:p>
          </table:table-cell>
          <table:table-cell table:style-name="Tabella4.C1" office:value-type="string">
            <text:p text:style-name="P4">Estensione</text:p>
          </table:table-cell>
        </table:table-row>
        <table:table-row>
          <table:table-cell table:style-name="Tabella4.A2" office:value-type="string">
            <text:p text:style-name="P10"><text:span text:style-name="T4">Risk List</text:span> Books Exchange</text:p>
          </table:table-cell>
          <table:table-cell table:style-name="Tabella4.A2" office:value-type="string">
            <text:p text:style-name="P11">Portable Document Format</text:p>
          </table:table-cell>
          <table:table-cell table:style-name="Tabella4.C2" office:value-type="string">
            <text:p text:style-name="P11">pdf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5"><text:soft-page-break/>INTRODUZIONE E OBIETTIVI</text:p>
      <text:p text:style-name="P25"/>
      <text:p text:style-name="P25"/>
      <text:p text:style-name="P25"/>
      <text:p text:style-name="P23">Mancanza di centri di scambio libri e condivisione informazioni, titoli, consigli. Inoltre le soluzioni presenti nel territorio non permettono un accesso rapido e comodo al servizio e comunque hanno il problema delle quantità limitate e della reperibilità.</text:p>
      <text:p text:style-name="P23">L'obiettivo è creare un punto di incontro di facile accesso che riunisca appassionati lettori limitrofi e non, inoltre permettere la condivisione del proprio patrimonio librario, scambiare libri con altri utenti, anche: consigli, titoli, nuove conoscenze.</text:p>
      <text:p text:style-name="P23">Ricerca per utente o categoria su un ampio catalogo aggiornato dagli iscritti.</text:p>
      <text:p text:style-name="P23"/>
      <text:p text:style-name="P22">Riferimenti:</text:p>
      <table:table table:name="Tabella5" table:style-name="Tabella5">
        <table:table-column table:style-name="Tabella5.A" table:number-columns-repeated="3"/>
        <table:table-row>
          <table:table-cell table:style-name="Tabella5.A1" office:value-type="string">
            <text:p text:style-name="P12">Documento</text:p>
          </table:table-cell>
          <table:table-cell table:style-name="Tabella5.A1" office:value-type="string">
            <text:p text:style-name="P12">Contenuto</text:p>
          </table:table-cell>
          <table:table-cell table:style-name="Tabella5.C1" office:value-type="string">
            <text:p text:style-name="P12">Nome</text:p>
          </table:table-cell>
        </table:table-row>
        <table:table-row>
          <table:table-cell table:style-name="Tabella5.A2" office:value-type="string">
            <text:p text:style-name="P13">Vision</text:p>
          </table:table-cell>
          <table:table-cell table:style-name="Tabella5.A2" office:value-type="string">
            <text:p text:style-name="P13">Requisiti del sistema, Business Needs e Motivazioni</text:p>
          </table:table-cell>
          <table:table-cell table:style-name="Tabella5.C2" office:value-type="string">
            <text:p text:style-name="P13">Vision Books Exchange.pdf</text:p>
          </table:table-cell>
        </table:table-row>
        <table:table-row>
          <table:table-cell table:style-name="Tabella5.A2" office:value-type="string">
            <text:p text:style-name="P14">Caratteristiche</text:p>
          </table:table-cell>
          <table:table-cell table:style-name="Tabella5.A2" office:value-type="string">
            <text:p text:style-name="P14">Requisiti funzionali, non funzionali ed architettura</text:p>
          </table:table-cell>
          <table:table-cell table:style-name="Tabella5.C2" office:value-type="string">
            <text:p text:style-name="P15"><text:span text:style-name="T3">Caratteristiche</text:span> BooksExchange.pdf</text:p>
          </table:table-cell>
        </table:table-row>
      </table:table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8"><text:soft-page-break/>LISTA DEI MAGGIORI RISCHI</text:p>
      <text:p text:style-name="P27"/>
      <text:p text:style-name="P27"/>
      <text:p text:style-name="P27"/>
      <text:p text:style-name="P35">Rischio: <text:span text:style-name="T6">Rilascio del progetto oltre la data di consegna</text:span></text:p>
      <text:p text:style-name="P35">Gravità: </text:p>
      <text:p text:style-name="P35">- <text:span text:style-name="T22">Probabilità→</text:span><text:span text:style-name="T6"> 0.3</text:span></text:p>
      <text:p text:style-name="P35"><text:span text:style-name="T22">- Dannotisà </text:span><text:span text:style-name="T6">→ 100</text:span></text:p>
      <text:p text:style-name="P35"><text:span text:style-name="T22">- Grandezza</text:span><text:span text:style-name="T6"> → 100 x 0.3 = 30</text:span></text:p>
      <text:p text:style-name="P35">Descrizione: <text:span text:style-name="T18">Il progetto non viene rilasciato entro la data d</text:span><text:span text:style-name="T19">i consegna</text:span></text:p>
      <text:p text:style-name="P35">Impatto: <text:span text:style-name="T18">Il progetto viene cancellato</text:span></text:p>
      <text:p text:style-name="P37">Mitigazione: <text:span text:style-name="T20">Ridimensionamento del progetto e semplificazione di alcune funzioni</text:span></text:p>
      <text:p text:style-name="P35"/>
      <text:p text:style-name="P35"/>
      <text:p text:style-name="P36">Rischio: <text:span text:style-name="T7">Problemi tecnico/funzionali al Database</text:span></text:p>
      <text:p text:style-name="P36">Gravità: </text:p>
      <text:p text:style-name="P36">- <text:span text:style-name="T22">Probabilità→</text:span><text:span text:style-name="T6"> 0.</text:span><text:span text:style-name="T7">6</text:span></text:p>
      <text:p text:style-name="P36"><text:span text:style-name="T22">- Dannotisà </text:span><text:span text:style-name="T6">→ </text:span><text:span text:style-name="T7">80</text:span></text:p>
      <text:p text:style-name="P36"><text:span text:style-name="T22">- Grandezza</text:span><text:span text:style-name="T6"> → </text:span><text:span text:style-name="T7">80</text:span><text:span text:style-name="T6"> x 0.</text:span><text:span text:style-name="T7">6</text:span><text:span text:style-name="T6"> = </text:span><text:span text:style-name="T7">48</text:span></text:p>
      <text:p text:style-name="P36">Descrizione: <text:span text:style-name="T16">Il Database non risponde alle interrogazioni della logica applicativa</text:span></text:p>
      <text:p text:style-name="P36">Impatto: <text:span text:style-name="T17">Stampe di errore da parte della logica applicativa</text:span></text:p>
      <text:p text:style-name="P37">Mitigazione: <text:span text:style-name="T21">Riduzione del carico sul Database</text:span></text:p>
      <text:p text:style-name="P36"/>
      <text:p text:style-name="P36"/>
      <text:p text:style-name="P36">Rischio: <text:span text:style-name="T8">Down di rete</text:span></text:p>
      <text:p text:style-name="P36">Gravità: </text:p>
      <text:p text:style-name="P36">- <text:span text:style-name="T22">Probabilità→</text:span><text:span text:style-name="T6"> 0.</text:span><text:span text:style-name="T10">1</text:span></text:p>
      <text:p text:style-name="P36"><text:span text:style-name="T22">- Dannotisà </text:span><text:span text:style-name="T6">→ </text:span><text:span text:style-name="T10">100</text:span></text:p>
      <text:p text:style-name="P36"><text:span text:style-name="T22">- Grandezza</text:span><text:span text:style-name="T6"> → </text:span><text:span text:style-name="T11">100</text:span><text:span text:style-name="T6"> x 0.</text:span><text:span text:style-name="T11">1</text:span><text:span text:style-name="T6"> = </text:span><text:span text:style-name="T8">1</text:span><text:span text:style-name="T11">0</text:span></text:p>
      <text:p text:style-name="P36">Descrizione: <text:span text:style-name="T14">Problemi di infrastrutture di rete e collegamento a internet</text:span></text:p>
      <text:p text:style-name="P36">Impatto: <text:span text:style-name="T15">Servizio inutilizzabile</text:span></text:p>
      <text:p text:style-name="P37">Mitigazione: <text:span text:style-name="T5">-</text:span></text:p>
      <text:p text:style-name="P29"/>
      <text:p text:style-name="P29"/>
      <text:p text:style-name="P36">Rischio: <text:span text:style-name="T9">Servizio e-mail inutilizzabile</text:span></text:p>
      <text:p text:style-name="P36">Gravità: </text:p>
      <text:p text:style-name="P36">- <text:span text:style-name="T22">Probabilità→</text:span><text:span text:style-name="T6"> 0.</text:span><text:span text:style-name="T12">2</text:span></text:p>
      <text:p text:style-name="P36"><text:span text:style-name="T22">- Dannotisà </text:span><text:span text:style-name="T6">→ </text:span><text:span text:style-name="T12">80</text:span></text:p>
      <text:p text:style-name="P36"><text:span text:style-name="T22">- Grandezza</text:span><text:span text:style-name="T6"> → </text:span><text:span text:style-name="T12">80</text:span><text:span text:style-name="T6"> x 0.</text:span><text:span text:style-name="T12">2</text:span><text:span text:style-name="T6"> = </text:span><text:span text:style-name="T12">16</text:span></text:p>
      <text:p text:style-name="P36">Descrizione: <text:span text:style-name="T13">La logica applicativa funziona ma non si riescono a inviare/ricevere correttamente la posta tramita il servizio e-mail</text:span></text:p>
      <text:p text:style-name="P30"><text:span text:style-name="T23">Impatto: </text:span><text:span text:style-name="T24">Sito accessibile ma il servizio di scambio non è utilizzabile</text:span> </text:p>
      <text:p text:style-name="P37">Mitigazione: <text:span text:style-name="T21">Cambio del fornitore del servizio</text:span></text:p>
      <text:p text:style-name="P37"><text:span text:style-name="T21"/></text:p>
      <text:p text:style-name="P37"><text:span text:style-name="T21"/></text:p>
      <text:p text:style-name="P39"><text:span text:style-name="T21">I</text:span><text:span text:style-name="T5">n ordine di grandezza</text:span></text:p>
      <text:p text:style-name="P38"><text:span text:style-name="T25">T</text:span>OP 4: </text:p>
      <text:p text:style-name="P31">1- <text:span text:style-name="T26">Problemi tecnico/funzionali al Database</text:span></text:p>
      <text:p text:style-name="P32">2- <text:span text:style-name="T27">Rilascio del progetto oltre la data di consegna</text:span></text:p>
      <text:p text:style-name="P33">3- <text:span text:style-name="T29">Servizio e-mail inutilizzabile</text:span></text:p>
      <text:p text:style-name="P34">4- <text:span text:style-name="T29">Down di ret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10:49:16.104614804</meta:creation-date>
    <meta:generator>LibreOffice/4.4.2.2$Linux_X86_64 LibreOffice_project/40m0$Build-2</meta:generator>
    <dc:date>2015-05-19T11:19:10.431941942</dc:date>
    <meta:editing-duration>PT28M59S</meta:editing-duration>
    <meta:editing-cycles>37</meta:editing-cycles>
    <meta:document-statistic meta:table-count="5" meta:image-count="0" meta:object-count="0" meta:page-count="3" meta:paragraph-count="91" meta:word-count="393" meta:character-count="2655" meta:non-whitespace-character-count="2346"/>
  </office:meta>
</office:document-meta>
</file>